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officeooo:rsid="001fe151" officeooo:paragraph-rsid="001fe151" style:font-size-asian="16pt" style:language-asian="zh" style:country-asian="CN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name-asian="宋体1" style:font-size-asian="16pt" style:font-size-complex="16pt"/>
    </style:style>
    <style:style style:name="P4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1.455cm" fo:margin-right="0cm" fo:text-indent="-0.741cm" style:auto-text-indent="false"/>
      <style:text-properties fo:font-size="16pt" officeooo:paragraph-rsid="001b3904" style:font-size-asian="16pt" style:font-size-complex="16pt"/>
    </style:style>
    <style:style style:name="P6" style:family="paragraph" style:parent-style-name="Text_20_body">
      <style:paragraph-properties fo:margin-left="1.455cm" fo:margin-right="0cm" fo:text-indent="-0.741cm" style:auto-text-indent="false"/>
      <style:text-properties fo:font-size="16pt" officeooo:paragraph-rsid="001998b7" style:font-name-asian="宋体1" style:font-size-asian="16pt" style:font-size-complex="16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6pt" style:font-name-asian="宋体1" style:font-size-asian="16pt" style:font-size-complex="16pt"/>
    </style:style>
    <style:style style:name="P9" style:family="paragraph" style:parent-style-name="Heading_20_4">
      <style:text-properties fo:font-size="16pt" style:font-size-asian="16pt" style:font-size-complex="16pt"/>
    </style:style>
    <style:style style:name="P10" style:family="paragraph" style:parent-style-name="Table_20_Contents">
      <style:text-properties fo:font-size="16pt" officeooo:rsid="001b3904" officeooo:paragraph-rsid="001b3904" style:font-size-asian="16pt" style:font-size-complex="16pt"/>
    </style:style>
    <style:style style:name="P11" style:family="paragraph" style:parent-style-name="Table_20_Contents">
      <style:text-properties fo:font-size="16pt" officeooo:rsid="001e7bda" officeooo:paragraph-rsid="001e7bda" style:font-size-asian="16pt" style:font-size-complex="16pt"/>
    </style:style>
    <style:style style:name="P12" style:family="paragraph" style:parent-style-name="Table_20_Contents">
      <style:text-properties fo:font-size="16pt" officeooo:rsid="001f3283" officeooo:paragraph-rsid="001f3283" style:font-size-asian="16pt" style:font-size-complex="16pt"/>
    </style:style>
    <style:style style:name="P13" style:family="paragraph" style:parent-style-name="Table_20_Contents">
      <style:text-properties fo:font-size="16pt" officeooo:rsid="001fe151" officeooo:paragraph-rsid="001fe151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Calibri"/>
    </style:style>
    <style:style style:name="T5" style:family="text">
      <style:text-properties style:font-name="Calibri" style:font-name-asian="宋体1"/>
    </style:style>
    <style:style style:name="T6" style:family="text">
      <style:text-properties style:font-name="Wingdings"/>
    </style:style>
    <style:style style:name="T7" style:family="text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9" text:outline-level="4"><text:span text:style-name="T3">2 </text:span><text:span text:style-name="T2">域隐藏对象</text:span></text:h>
      <text:p text:style-name="P4"><text:span text:style-name="T1">使用</text:span>EL<text:span text:style-name="T1">表达式最为常用的就是获取域对象中保存的数据。例如：</text:span><text:span text:style-name="T4">${pageScope.xxx}</text:span><text:span text:style-name="T1">，表示获取在</text:span><text:span text:style-name="T4">pageContext</text:span><text:span text:style-name="T1">保存的数据。当然</text:span><text:span text:style-name="T4">${pageScope[</text:span>‘xxx’]}<text:span text:style-name="T1">是相同的！</text:span></text:p>
      <text:p text:style-name="P5"><text:span text:style-name="T6">l</text:span><text:span text:style-name="T7">pageScope</text:span><text:span text:style-name="T1">：</text:span><text:span text:style-name="T4">pageScope</text:span><text:span text:style-name="T1">是</text:span><text:span text:style-name="T4">Map&lt;String,Object&gt;</text:span><text:span text:style-name="T1">类型，</text:span><text:span text:style-name="T4">${pageScope.xxx}</text:span><text:span text:style-name="T1">的功能相等与</text:span><text:span text:style-name="T4">pageContext.getAttribute(</text:span>“xxx”)<text:span text:style-name="T1">。两者的区别在于，前者在数据不存在时返回空字符串，而后者返回</text:span><text:span text:style-name="T5">null</text:span><text:span text:style-name="T1">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<text:s/>pageContext.setAttribute("person",p);</text:p>
            <text:p text:style-name="P10">&lt;h1&gt;EL从域中取值&lt;/h1&gt;</text:p>
            <text:p text:style-name="P10">&lt;h2&gt;${pageScope.person.id}&lt;/h2&gt;</text:p>
            <text:p text:style-name="P10">&lt;h2&gt;${pageScope.person.name}&lt;/h2&gt;</text:p>
            <text:p text:style-name="P10">&lt;h2&gt;${pageScope.person.age}&lt;/h2&gt;</text:p>
          </table:table-cell>
        </table:table-row>
      </table:table>
      <text:p text:style-name="P6"/>
      <text:p text:style-name="P2"><text:span text:style-name="T6">l</text:span>request<text:span text:style-name="T7">Scope</text:span><text:span text:style-name="T1">：</text:span><text:span text:style-name="T4">requestScope</text:span><text:span text:style-name="T1">是</text:span><text:span text:style-name="T4">Map&lt;String, Object&gt;</text:span><text:span text:style-name="T1">类型，装载了</text:span><text:span text:style-name="T4">request</text:span><text:span text:style-name="T1">对象中的所有数据；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&lt;h1&gt;EL从request域中取值&lt;/h1&gt;</text:p>
            <text:p text:style-name="P11">&lt;h2&gt;${requestScope.person.id}&lt;/h2&gt;</text:p>
          </table:table-cell>
        </table:table-row>
      </table:table>
      <text:p text:style-name="P3"/>
      <text:p text:style-name="P7"><text:span text:style-name="T6">l</text:span>session<text:span text:style-name="T7">Scope</text:span><text:span text:style-name="T1">：</text:span><text:span text:style-name="T4">sessionScope</text:span><text:span text:style-name="T1">是</text:span><text:span text:style-name="T4">Map&lt;String, Object&gt;</text:span><text:span text:style-name="T1">类型，装载了</text:span><text:span text:style-name="T4">session</text:span><text:span text:style-name="T1">对象中的所有数据；</text:span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2">&lt;h1&gt;EL从session域中取值&lt;/h1&gt;</text:p>
            <text:p text:style-name="P12">&lt;h2&gt;${sessionScope.person.id}&lt;/h2&gt;</text:p>
          </table:table-cell>
        </table:table-row>
      </table:table>
      <text:p text:style-name="P8"/>
      <text:p text:style-name="P7"><text:span text:style-name="T6">l</text:span>application<text:span text:style-name="T7">Scope</text:span><text:span text:style-name="T1">：</text:span><text:span text:style-name="T4">applicationScope</text:span><text:span text:style-name="T1">是</text:span><text:span text:style-name="T4">Map&lt;String, Object&gt;</text:span><text:span text:style-name="T1">类型，装载了</text:span><text:span text:style-name="T4">application</text:span><text:span text:style-name="T1">对象中的所有数据；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2">&lt;h1&gt;EL从application域中取值&lt;/h1&gt;</text:p>
            <text:p text:style-name="P12">&lt;h2&gt;${applicationScope.person.id}&lt;/h2&gt;</text:p>
          </table:table-cell>
        </table:table-row>
      </table:table>
      <text:p text:style-name="P1">默认从小域到大域寻找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3">&lt;h1&gt;EL从默认域中取值&lt;/h1&gt;</text:p>
            <text:p text:style-name="P13">&lt;h2&gt;${person.id}&lt;/h2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7M29S</meta:editing-duration>
    <meta:editing-cycles>9</meta:editing-cycles>
    <meta:generator>LibreOffice/5.3.0.3$Windows_X86_64 LibreOffice_project/7074905676c47b82bbcfbea1aeefc84afe1c50e1</meta:generator>
    <dc:date>2018-03-26T13:57:40.930000000</dc:date>
    <meta:document-statistic meta:table-count="5" meta:image-count="0" meta:object-count="0" meta:page-count="1" meta:paragraph-count="20" meta:word-count="228" meta:character-count="825" meta:non-whitespace-character-count="820"/>
    <meta:user-defined meta:name="Info 1"/>
    <meta:user-defined meta:name="Info 2"/>
    <meta:user-defined meta:name="Info 3"/>
    <meta:user-defined meta:name="Info 4"/>
  </office:meta>
</office:document-meta>
</file>